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1.0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74.36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41.71pt"/>
    </style:style>
    <style:style style:name="co6" style:family="table-column">
      <style:table-column-properties fo:break-before="auto" style:column-width="84.0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Email_20_Writeup">
      <style:table-properties table:display="true" style:writing-mode="lr-tb"/>
    </style:style>
    <style:style style:name="ta3" style:family="table" style:master-page-name="PageStyle_5f_Recipi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2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italic" style:font-style-asian="italic" style:font-style-complex="italic"/>
    </style:style>
    <style:style style:name="T3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Arial" style:font-size-asian="11pt" style:font-size-complex="11pt" style:font-weight-asian="normal" style:font-weight-complex="normal" style:font-name="Arial" fo:font-style="normal" style:font-style-asian="normal" style:font-style-complex="normal"/>
    </style:style>
    <style:style style:name="T4" style:family="text">
      <style:text-properties style:font-name="Arial" fo:text-shadow="none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style:font-style-complex="italic" style:font-style-asian="italic" fo:font-style="italic"/>
    </style:style>
    <style:style style:name="T6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font-style="normal" style:font-style-asian="normal" style:font-style-complex="normal"/>
    </style:style>
    <style:style style:name="T7" style:family="text">
      <style:text-properties style:font-name="Arial" fo:text-shadow="none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0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/>
          <table:table-cell table:style-name="ce5" office:value-type="string" calcext:value-type="string">
            <text:p>Test Emai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. Input list of recipients and their respecive emails in the "Recipients" tab</text:p>
          </table:table-cell>
          <table:table-cell/>
          <table:table-cell table:style-name="ce2" office:value-type="string" calcext:value-type="string">
            <text:p>someone@example.co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. Write the email body in the "Email Writeup" ta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Use Column A to denote what type of email element is included (types listed at the bottom of this tab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Use Column B to include the associated tex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URLs to websites will automatically be converted to clickable links in the email once s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Separate each body paragraph into individual row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Use {name} as a placeholder to be replaced with the recipient's name in the email bod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Add any other variables to be replaced in the email using the same curly bracket notation as the {name} placeholder in the "Recipients" ta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Include the respective added variables in the same ta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Separate variables must be created for different capitalization schemes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 [OPTIONAL] Select "Test Send" from the "Email Functions" menu to send the email to the address listed in C2 of this tab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A sample email generated from the row 2 of the "Recipients" tab will be sent to the test emai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 Select "Send Emails" from the "Email Functions" menu to send emails to all recipients and log send tim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Email Element Typ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SUBJECT; Subject of email. Default email signatures are not included in the email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BODY: Body paragraph of email. All instances will have one blank line space between them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SIGNATURE: Signature of email. The first instance will be spaced from the rest of the body, and all following instances will be spaced immediately below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BLANK: Additional blank lin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IMAGE: Image to be embeded within the email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ATTACHMENT: Attachments to the email. Every instance (Variables can be used) must be a Google Drive link, and will be converted to a pdf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CC: Email to carbon copy. If multiple emails are used, they must be separated by commas (Variables can be used) Only the last instance of CC will be used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BCC: Email to blind carbon copy. If multiple emails are used, they must be separated by commas (Variables can be used) Only the last instance of CC will be used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LABEL: Name of the label to catagorize the email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ther Important Inform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    The recipients sheet contains a column of when an email was sent to that recipent. If a value exists in that cell, the corresponding email </text:span><text:span text:style-name="T2">will not</text:span><text:span text:style-name="T3"> be sent.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    Currently, embeded links </text:span><text:span text:style-name="T2">can only be sent using a variable</text:span><text:span text:style-name="T3"> (A variable can be the same for all recipients). The format for a link variable is {varName1}_{varName2}.</text:span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a xlink:href="http://google.com/" xlink:type="simple">        Ex: {spreadsheetlink}_{url} (Row 1 declaration) {the Google search engine}_{google.com} (recipient declaration)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Embeded images must have 3 fields in the email writeup, and 1 in the recipients. Fields 2 and 3 specifiy width and height respectively, and can be blank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Ex (Email Writeup): {IMG1}_{600}_{400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Ex (Email Writeup): {IMG1}_{}_{400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Ex (Email Writeup): {IMG1}_{600}_{}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Ex (Recipients): {IMG1} (Drive links for values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4">    In order to label an email, </text:span><text:span text:style-name="T5">the label must be first exist or be created from the Gmail client</text:span><text:span text:style-name="T6">. Variables </text:span><text:span text:style-name="T7">cannot be used</text:span><text:span text:style-name="T6">.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pan text:style-name="T1">    If a variable does not have a value for a recipient, </text:span><text:span text:style-name="T2">it will be treated as blank text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Author: Joshua Bays, BSCPE UAH Class of 20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jb0401@uah.ed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joshua_bays@protonmail.com</text:p>
          </table:table-cell>
          <table:table-cell table:number-columns-repeated="1023"/>
        </table:table-row>
        <table:table-row table:style-name="ro1" table:number-rows-repeated="95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ail Writeup" table:style-name="ta2"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4" table:number-columns-repeated="20" table:default-cell-style-name="Default"/>
        <table:table-column table:style-name="co2" table:number-columns-repeated="998" table:default-cell-style-name="Default"/>
        <table:table-row table:style-name="ro1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Mail Merge Examp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Greetings {name},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6" office:value-type="string" calcext:value-type="string">
            <text:p><text:a xlink:href="http://debian.org/" xlink:type="simple">This is {link1}_{url1}. debian.org. Image below: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{IMG1}_{200}_{}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{IMG2}_{}_{150}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That was the final feature I could think to include, but if you need any more functionality, I will see what I can do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Thank Yo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Joe Examp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Coding Ma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ExistingLabe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TACHMENT</text:p>
          </table:table-cell>
          <table:table-cell table:style-name="ce2" office:value-type="string" calcext:value-type="string">
            <text:p>{attachment1}</text:p>
          </table:table-cell>
          <table:table-cell table:number-columns-repeated="1022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ipients" table:style-name="ta3">
        <table:table-column table:style-name="co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4" table:number-columns-repeated="19" table:default-cell-style-name="Default"/>
        <table:table-column table:style-name="co2" table:number-columns-repeated="998" table:default-cell-style-name="Default"/>
        <table:table-row table:style-name="ro1"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Send Date</text:p>
          </table:table-cell>
          <table:table-cell table:style-name="ce2" office:value-type="string" calcext:value-type="string">
            <text:p>{name}</text:p>
          </table:table-cell>
          <table:table-cell table:style-name="ce2" office:value-type="string" calcext:value-type="string">
            <text:p>{link1}_{url}</text:p>
          </table:table-cell>
          <table:table-cell table:style-name="ce2" office:value-type="string" calcext:value-type="string">
            <text:p>{IMG1}</text:p>
          </table:table-cell>
          <table:table-cell table:style-name="ce2" office:value-type="string" calcext:value-type="string">
            <text:p>{IMG2}</text:p>
          </table:table-cell>
          <table:table-cell table:style-name="ce2" office:value-type="string" calcext:value-type="string">
            <text:p>{attachment1}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rson1@example.com</text:p>
          </table:table-cell>
          <table:table-cell table:style-name="ce7"/>
          <table:table-cell table:style-name="ce2" office:value-type="string" calcext:value-type="string">
            <text:p>Person 1</text:p>
          </table:table-cell>
          <table:table-cell table:style-name="ce4" office:value-type="string" calcext:value-type="string">
            <text:p><text:a xlink:href="http://gnu.org/" xlink:type="simple">{a link}_{gnu.org}</text:a></text:p>
          </table:table-cell>
          <table:table-cell table:style-name="ce4" office:value-type="string" calcext:value-type="string">
            <text:p><text:a xlink:href="https://drive.google.com/file/d/1CEGLbjkxpiFObVwwmfHPKitpjSsgNXAK/view" xlink:type="simple">https://drive.google.com/file/d/1CEGLbjkxpiFObVwwmfHPKitpjSsgNXAK/view</text:a></text:p>
          </table:table-cell>
          <table:table-cell table:style-name="ce4" office:value-type="string" calcext:value-type="string">
            <text:p><text:a xlink:href="https://drive.google.com/file/d/1B6eGBKsHxDVppR6zG1Mn6d-GxsR-Q33k/view" xlink:type="simple">https://drive.google.com/file/d/1B6eGBKsHxDVppR6zG1Mn6d-GxsR-Q33k/view</text:a></text:p>
          </table:table-cell>
          <table:table-cell table:style-name="ce4" office:value-type="string" calcext:value-type="string">
            <text:p><text:a xlink:href="https://docs.google.com/document/d/1NrFiVMuMixz3FYAuj8QMxedeK2LR0gBbsdmYJYEsy3g/edit" xlink:type="simple">https://docs.google.com/document/d/1NrFiVMuMixz3FYAuj8QMxedeK2LR0gBbsdmYJYEsy3g/edit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rson2@example.com</text:p>
          </table:table-cell>
          <table:table-cell table:style-name="ce7"/>
          <table:table-cell table:style-name="ce2" office:value-type="string" calcext:value-type="string">
            <text:p>Person 2</text:p>
          </table:table-cell>
          <table:table-cell table:style-name="ce4" office:value-type="string" calcext:value-type="string">
            <text:p><text:a xlink:href="http://torproject.org/" xlink:type="simple">{a different link}_{torproject.org}</text:a></text:p>
          </table:table-cell>
          <table:table-cell table:style-name="ce4" office:value-type="string" calcext:value-type="string">
            <text:p><text:a xlink:href="https://drive.google.com/file/d/1B6eGBKsHxDVppR6zG1Mn6d-GxsR-Q33k/view" xlink:type="simple">https://drive.google.com/file/d/1B6eGBKsHxDVppR6zG1Mn6d-GxsR-Q33k/view</text:a></text:p>
          </table:table-cell>
          <table:table-cell table:style-name="ce4" office:value-type="string" calcext:value-type="string">
            <text:p><text:a xlink:href="https://drive.google.com/file/d/1CEGLbjkxpiFObVwwmfHPKitpjSsgNXAK/view" xlink:type="simple">https://drive.google.com/file/d/1CEGLbjkxpiFObVwwmfHPKitpjSsgNXAK/view</text:a></text:p>
          </table:table-cell>
          <table:table-cell table:style-name="ce4" office:value-type="string" calcext:value-type="string">
            <text:p><text:a xlink:href="https://docs.google.com/document/d/1NrFiVMuMixz3FYAuj8QMxedeK2LR0gBbsdmYJYEsy3g/edit" xlink:type="simple">https://docs.google.com/document/d/1NrFiVMuMixz3FYAuj8QMxedeK2LR0gBbsdmYJYEsy3g/edit</text:a></text:p>
          </table:table-cell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ail_20_Writeup" style:display-name="PageStyle_Email Write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ipients" style:display-name="PageStyle_Recipi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1" meta:object-count="0"/>
    <meta:generator>LibreOfficeDev/6.0.5.2$Linux_X86_64 LibreOffice_project/</meta:generator>
  </office:meta>
</office:document-meta>
</file>